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OrBuilder.getSpanQuery( Elem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anOrBuilder.SpanOrBuilder( SpanQueryBuilder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